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pulation-data">
      <style:table-properties table:display="true" style:writing-mode="lr-tb"/>
    </style:style>
    <style:style style:name="ta2" style:family="table" style:master-page-name="PageStyle_5f_number-attack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pulation-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male &gt;18</text:p>
          </table:table-cell>
          <table:table-cell table:style-name="ce1" office:value-type="string" calcext:value-type="string">
            <text:p>female &gt;18</text:p>
          </table:table-cell>
          <table:table-cell table:style-name="ce1" office:value-type="string" calcext:value-type="string">
            <text:p>male &lt;18</text:p>
          </table:table-cell>
          <table:table-cell table:style-name="ce1" office:value-type="string" calcext:value-type="string">
            <text:p>female &lt;18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22701" calcext:value-type="float">
            <text:p>22701</text:p>
          </table:table-cell>
          <table:table-cell table:style-name="ce1" office:value-type="float" office:value="22756" calcext:value-type="float">
            <text:p>22756</text:p>
          </table:table-cell>
          <table:table-cell table:style-name="ce1" office:value-type="float" office:value="87458" calcext:value-type="float">
            <text:p>87458</text:p>
          </table:table-cell>
          <table:table-cell table:number-columns-repeated="1018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27241" calcext:value-type="float">
            <text:p>27241</text:p>
          </table:table-cell>
          <table:table-cell table:style-name="ce1" office:value-type="float" office:value="27308" calcext:value-type="float">
            <text:p>27308</text:p>
          </table:table-cell>
          <table:table-cell table:style-name="ce1" office:value-type="float" office:value="103549" calcext:value-type="float">
            <text:p>103549</text:p>
          </table:table-cell>
          <table:table-cell table:number-columns-repeated="1018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3000" calcext:value-type="float">
            <text:p>23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26106" calcext:value-type="float">
            <text:p>26106</text:p>
          </table:table-cell>
          <table:table-cell table:style-name="ce1" office:value-type="float" office:value="26170" calcext:value-type="float">
            <text:p>26170</text:p>
          </table:table-cell>
          <table:table-cell table:style-name="ce1" office:value-type="float" office:value="100276" calcext:value-type="float">
            <text:p>100276</text:p>
          </table:table-cell>
          <table:table-cell table:number-columns-repeated="1018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29512" calcext:value-type="float">
            <text:p>29512</text:p>
          </table:table-cell>
          <table:table-cell table:style-name="ce1" office:value-type="float" office:value="29583" calcext:value-type="float">
            <text:p>29583</text:p>
          </table:table-cell>
          <table:table-cell table:style-name="ce1" office:value-type="float" office:value="113094" calcext:value-type="float">
            <text:p>113094</text:p>
          </table:table-cell>
          <table:table-cell table:number-columns-repeated="1018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27241" calcext:value-type="float">
            <text:p>27241</text:p>
          </table:table-cell>
          <table:table-cell table:style-name="ce1" office:value-type="float" office:value="27308" calcext:value-type="float">
            <text:p>27308</text:p>
          </table:table-cell>
          <table:table-cell table:style-name="ce1" office:value-type="float" office:value="104549" calcext:value-type="float">
            <text:p>104549</text:p>
          </table:table-cell>
          <table:table-cell table:number-columns-repeated="1018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28376" calcext:value-type="float">
            <text:p>28376</text:p>
          </table:table-cell>
          <table:table-cell table:style-name="ce1" office:value-type="float" office:value="28446" calcext:value-type="float">
            <text:p>28446</text:p>
          </table:table-cell>
          <table:table-cell table:style-name="ce1" office:value-type="float" office:value="108822" calcext:value-type="float">
            <text:p>108822</text:p>
          </table:table-cell>
          <table:table-cell table:number-columns-repeated="101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30647" calcext:value-type="float">
            <text:p>30647</text:p>
          </table:table-cell>
          <table:table-cell table:style-name="ce1" office:value-type="float" office:value="30721" calcext:value-type="float">
            <text:p>30721</text:p>
          </table:table-cell>
          <table:table-cell table:style-name="ce1" office:value-type="float" office:value="117368" calcext:value-type="float">
            <text:p>117368</text:p>
          </table:table-cell>
          <table:table-cell table:number-columns-repeated="1018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31000" calcext:value-type="float">
            <text:p>31000</text:p>
          </table:table-cell>
          <table:table-cell table:style-name="ce1" office:value-type="float" office:value="28950" calcext:value-type="float">
            <text:p>28950</text:p>
          </table:table-cell>
          <table:table-cell table:style-name="ce1" office:value-type="float" office:value="33388" calcext:value-type="float">
            <text:p>33388</text:p>
          </table:table-cell>
          <table:table-cell table:style-name="ce1" office:value-type="float" office:value="34011" calcext:value-type="float">
            <text:p>34011</text:p>
          </table:table-cell>
          <table:table-cell table:style-name="ce1" office:value-type="float" office:value="127349" calcext:value-type="float">
            <text:p>1273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crease % (2018/2011)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19"/>
        </table:table-row>
        <table:table-row table:style-name="ro2">
          <table:table-cell>
            <draw:frame table:end-cell-address="'population-data'.F29" table:end-x="61.23pt" table:end-y="6.72pt" draw:z-index="1" draw:name="Chart 2" draw:style-name="gr1" draw:text-style-name="P1" svg:width="449.97pt" svg:height="278.22pt" svg:x="11.99pt" svg:y="11.99pt">
              <draw:object draw:notify-on-update-of-ranges="'population-data'.B10:'population-data'.B10 'population-data'.B1:'population-data'.B1 'population-data'.C10:'population-data'.C10 'population-data'.C1:'population-data'.C1 'population-data'.D10:'population-data'.D10 'population-data'.D1:'population-data'.D1 'population-data'.E10:'population-data'.E10 'population-data'.E1:'population-data'.E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population-data'.L29" table:end-x="73.25pt" table:end-y="0.71pt" draw:z-index="0" draw:name="Chart 1" draw:style-name="gr1" draw:text-style-name="P1" svg:width="440.99pt" svg:height="272.21pt" svg:x="33pt" svg:y="11.99pt">
              <draw:object draw:notify-on-update-of-ranges="'population-data'.A2:'population-data'.A9 'population-data'.B1:'population-data'.B1 'population-data'.B2:'population-data'.B9 'population-data'.C1:'population-data'.C1 'population-data'.C2:'population-data'.C9 'population-data'.D1:'population-data'.D1 'population-data'.D2:'population-data'.D9 'population-data'.E1:'population-data'.E1 'population-data'.E2:'population-data'.E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ber-attack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#attacks</text:p>
          </table:table-cell>
          <table:table-cell>
            <draw:frame table:end-cell-address="'number-attacks'.I19" table:end-x="2.83pt" table:end-y="2.98pt" draw:z-index="0" draw:name="Chart 3" draw:style-name="gr1" draw:text-style-name="P1" svg:width="449.97pt" svg:height="278.22pt" svg:x="33.76pt" svg:y="8.25pt">
              <draw:object draw:notify-on-update-of-ranges="'number-attacks'.A2:'number-attacks'.A69 'number-attacks'.B1:'number-attacks'.B1 'number-attacks'.B2:'number-attacks'.B6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1" office:value-type="float" office:value="2234" calcext:value-type="float">
            <text:p>2234</text:p>
          </table:table-cell>
          <table:table-cell table:number-columns-repeated="1022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1" office:value-type="float" office:value="2135" calcext:value-type="float">
            <text:p>2135</text:p>
          </table:table-cell>
          <table:table-cell table:number-columns-repeated="1022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2311" calcext:value-type="float">
            <text:p>2311</text:p>
          </table:table-cell>
          <table:table-cell table:number-columns-repeated="1022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 office:value-type="float" office:value="2342" calcext:value-type="float">
            <text:p>2342</text:p>
          </table:table-cell>
          <table:table-cell table:number-columns-repeated="1022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2222" calcext:value-type="float">
            <text:p>2222</text:p>
          </table:table-cell>
          <table:table-cell table:number-columns-repeated="1022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1" office:value-type="float" office:value="2232" calcext:value-type="float">
            <text:p>2232</text:p>
          </table:table-cell>
          <table:table-cell table:number-columns-repeated="1022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 office:value-type="float" office:value="2124" calcext:value-type="float">
            <text:p>2124</text:p>
          </table:table-cell>
          <table:table-cell table:number-columns-repeated="1022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2211" calcext:value-type="float">
            <text:p>2211</text:p>
          </table:table-cell>
          <table:table-cell table:number-columns-repeated="1022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float" office:value="2342" calcext:value-type="float">
            <text:p>2342</text:p>
          </table:table-cell>
          <table:table-cell table:number-columns-repeated="1022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2141" calcext:value-type="float">
            <text:p>2141</text:p>
          </table:table-cell>
          <table:table-cell table:number-columns-repeated="1022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1" office:value-type="float" office:value="2241" calcext:value-type="float">
            <text:p>2241</text:p>
          </table:table-cell>
          <table:table-cell table:number-columns-repeated="1022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1" office:value-type="float" office:value="2143" calcext:value-type="float">
            <text:p>2143</text:p>
          </table:table-cell>
          <table:table-cell table:number-columns-repeated="1022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2312" calcext:value-type="float">
            <text:p>2312</text:p>
          </table:table-cell>
          <table:table-cell table:number-columns-repeated="1022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2143" calcext:value-type="float">
            <text:p>2143</text:p>
          </table:table-cell>
          <table:table-cell table:number-columns-repeated="1022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2312" calcext:value-type="float">
            <text:p>2312</text:p>
          </table:table-cell>
          <table:table-cell table:number-columns-repeated="1022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1" office:value-type="float" office:value="2314" calcext:value-type="float">
            <text:p>2314</text:p>
          </table:table-cell>
          <table:table-cell table:number-columns-repeated="1022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2346" calcext:value-type="float">
            <text:p>2346</text:p>
          </table:table-cell>
          <table:table-cell table:number-columns-repeated="1022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1" office:value-type="float" office:value="2343" calcext:value-type="float">
            <text:p>2343</text:p>
          </table:table-cell>
          <table:table-cell table:number-columns-repeated="1022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2131" calcext:value-type="float">
            <text:p>2131</text:p>
          </table:table-cell>
          <table:table-cell table:number-columns-repeated="1022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2143" calcext:value-type="float">
            <text:p>2143</text:p>
          </table:table-cell>
          <table:table-cell table:number-columns-repeated="1022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2312" calcext:value-type="float">
            <text:p>2312</text:p>
          </table:table-cell>
          <table:table-cell table:number-columns-repeated="1022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 office:value-type="float" office:value="2314" calcext:value-type="float">
            <text:p>2314</text:p>
          </table:table-cell>
          <table:table-cell table:number-columns-repeated="1022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2559" calcext:value-type="float">
            <text:p>2559</text:p>
          </table:table-cell>
          <table:table-cell table:number-columns-repeated="1022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2343" calcext:value-type="float">
            <text:p>2343</text:p>
          </table:table-cell>
          <table:table-cell table:number-columns-repeated="1022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314" calcext:value-type="float">
            <text:p>2314</text:p>
          </table:table-cell>
          <table:table-cell table:number-columns-repeated="1022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559" calcext:value-type="float">
            <text:p>2559</text:p>
          </table:table-cell>
          <table:table-cell table:number-columns-repeated="1022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2343" calcext:value-type="float">
            <text:p>2343</text:p>
          </table:table-cell>
          <table:table-cell table:number-columns-repeated="1022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522" calcext:value-type="float">
            <text:p>2522</text:p>
          </table:table-cell>
          <table:table-cell table:number-columns-repeated="1022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2244" calcext:value-type="float">
            <text:p>2244</text:p>
          </table:table-cell>
          <table:table-cell table:number-columns-repeated="1022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624" calcext:value-type="float">
            <text:p>2624</text:p>
          </table:table-cell>
          <table:table-cell table:number-columns-repeated="1022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432" calcext:value-type="float">
            <text:p>2432</text:p>
          </table:table-cell>
          <table:table-cell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432" calcext:value-type="float">
            <text:p>2432</text:p>
          </table:table-cell>
          <table:table-cell table:number-columns-repeated="1022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677" calcext:value-type="float">
            <text:p>2677</text:p>
          </table:table-cell>
          <table:table-cell table:number-columns-repeated="1022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453" calcext:value-type="float">
            <text:p>2453</text:p>
          </table:table-cell>
          <table:table-cell table:number-columns-repeated="1022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554" calcext:value-type="float">
            <text:p>2554</text:p>
          </table:table-cell>
          <table:table-cell table:number-columns-repeated="1022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436" calcext:value-type="float">
            <text:p>2436</text:p>
          </table:table-cell>
          <table:table-cell table:number-columns-repeated="1022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542" calcext:value-type="float">
            <text:p>2542</text:p>
          </table:table-cell>
          <table:table-cell table:number-columns-repeated="1022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593" calcext:value-type="float">
            <text:p>2593</text:p>
          </table:table-cell>
          <table:table-cell table:number-columns-repeated="1022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603" calcext:value-type="float">
            <text:p>2603</text:p>
          </table:table-cell>
          <table:table-cell table:number-columns-repeated="1022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343" calcext:value-type="float">
            <text:p>2343</text:p>
          </table:table-cell>
          <table:table-cell table:number-columns-repeated="1022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366" calcext:value-type="float">
            <text:p>2366</text:p>
          </table:table-cell>
          <table:table-cell table:number-columns-repeated="1022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624" calcext:value-type="float">
            <text:p>2624</text:p>
          </table:table-cell>
          <table:table-cell table:number-columns-repeated="1022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353" calcext:value-type="float">
            <text:p>2353</text:p>
          </table:table-cell>
          <table:table-cell table:number-columns-repeated="1022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344" calcext:value-type="float">
            <text:p>2344</text:p>
          </table:table-cell>
          <table:table-cell table:number-columns-repeated="1022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345" calcext:value-type="float">
            <text:p>2345</text:p>
          </table:table-cell>
          <table:table-cell table:number-columns-repeated="1022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653" calcext:value-type="float">
            <text:p>265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-data" style:display-name="PageStyle_population-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-attacks" style:display-name="PageStyle_number-attac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7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30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35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558cm" svg:height="9.604cm" xlink:href=".." xlink:type="simple" chart:class="chart:line" chart:style-name="ch1">
        <chart:legend svg:x="13.505cm" svg:y="0cm" style:legend-expansion="custom" chartooo:width="2.053cm" chartooo:height="2.092cm" style:legend-expansion-aspect-ratio="0.981357552581262" chart:style-name="ch2"/>
        <chart:plot-area chart:style-name="ch3" table:cell-range-address="'population-data'.A1:'population-data'.E9" chart:data-source-has-labels="both" svg:x="0.311cm" svg:y="0.192cm" svg:width="14.936cm" svg:height="8.19cm">
          <chartooo:coordinate-region svg:x="1.409cm" svg:y="0.391cm" svg:width="13.738cm" svg:height="7.079cm"/>
          <chart:axis chart:dimension="x" chart:name="primary-x" chart:style-name="ch4" chartooo:axis-type="text">
            <chart:title svg:x="7.397cm" svg:y="8.575cm" chart:style-name="ch5">
              <text:p>year</text:p>
            </chart:title>
            <chart:categories table:cell-range-address="'population-data'.A2:'population-data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opulation-data'.B2:'population-data'.B9" chart:label-cell-address="'population-data'.B1:'population-data'.B1" chart:class="chart:line">
            <chart:data-point chart:repeated="8"/>
          </chart:series>
          <chart:series chart:style-name="ch8" chart:values-cell-range-address="'population-data'.C2:'population-data'.C9" chart:label-cell-address="'population-data'.C1:'population-data'.C1" chart:class="chart:line">
            <chart:data-point chart:repeated="8"/>
          </chart:series>
          <chart:series chart:style-name="ch8" chart:values-cell-range-address="'population-data'.D2:'population-data'.D9" chart:label-cell-address="'population-data'.D1:'population-data'.D1" chart:class="chart:line">
            <chart:data-point chart:repeated="8"/>
          </chart:series>
          <chart:series chart:style-name="ch8" chart:values-cell-range-address="'population-data'.E2:'population-data'.E9" chart:label-cell-address="'population-data'.E1:'population-data'.E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&gt;18</text:p>
                <draw:g>
                  <svg:desc>'population-data'.B1:'population-data'.B1</svg:desc>
                </draw:g>
              </table:table-cell>
              <table:table-cell office:value-type="string">
                <text:p>female &gt;18</text:p>
                <draw:g>
                  <svg:desc>'population-data'.C1:'population-data'.C1</svg:desc>
                </draw:g>
              </table:table-cell>
              <table:table-cell office:value-type="string">
                <text:p>male &lt;18</text:p>
                <draw:g>
                  <svg:desc>'population-data'.D1:'population-data'.D1</svg:desc>
                </draw:g>
              </table:table-cell>
              <table:table-cell office:value-type="string">
                <text:p>female &lt;18</text:p>
                <draw:g>
                  <svg:desc>'population-data'.E1:'population-data'.E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'population-data'.A2:'population-data'.A9</svg:desc>
                </draw:g>
              </table:table-cell>
              <table:table-cell office:value-type="float" office:value="20000">
                <text:p>20000</text:p>
                <draw:g>
                  <svg:desc>'population-data'.B2:'population-data'.B9</svg:desc>
                </draw:g>
              </table:table-cell>
              <table:table-cell office:value-type="float" office:value="22000">
                <text:p>22000</text:p>
                <draw:g>
                  <svg:desc>'population-data'.C2:'population-data'.C9</svg:desc>
                </draw:g>
              </table:table-cell>
              <table:table-cell office:value-type="float" office:value="22701">
                <text:p>22701</text:p>
                <draw:g>
                  <svg:desc>'population-data'.D2:'population-data'.D9</svg:desc>
                </draw:g>
              </table:table-cell>
              <table:table-cell office:value-type="float" office:value="22756">
                <text:p>22756</text:p>
                <draw:g>
                  <svg:desc>'population-data'.E2:'population-data'.E9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4000">
                <text:p>24000</text:p>
              </table:table-cell>
              <table:table-cell office:value-type="float" office:value="25000">
                <text:p>25000</text:p>
              </table:table-cell>
              <table:table-cell office:value-type="float" office:value="27241">
                <text:p>27241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3000">
                <text:p>23000</text:p>
              </table:table-cell>
              <table:table-cell office:value-type="float" office:value="25000">
                <text:p>25000</text:p>
              </table:table-cell>
              <table:table-cell office:value-type="float" office:value="26106">
                <text:p>26106</text:p>
              </table:table-cell>
              <table:table-cell office:value-type="float" office:value="26170">
                <text:p>2617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6000">
                <text:p>26000</text:p>
              </table:table-cell>
              <table:table-cell office:value-type="float" office:value="28000">
                <text:p>28000</text:p>
              </table:table-cell>
              <table:table-cell office:value-type="float" office:value="29512">
                <text:p>29512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4000">
                <text:p>24000</text:p>
              </table:table-cell>
              <table:table-cell office:value-type="float" office:value="26000">
                <text:p>26000</text:p>
              </table:table-cell>
              <table:table-cell office:value-type="float" office:value="27241">
                <text:p>27241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000">
                <text:p>25000</text:p>
              </table:table-cell>
              <table:table-cell office:value-type="float" office:value="27000">
                <text:p>27000</text:p>
              </table:table-cell>
              <table:table-cell office:value-type="float" office:value="28376">
                <text:p>28376</text:p>
              </table:table-cell>
              <table:table-cell office:value-type="float" office:value="28446">
                <text:p>2844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000">
                <text:p>27000</text:p>
              </table:table-cell>
              <table:table-cell office:value-type="float" office:value="29000">
                <text:p>29000</text:p>
              </table:table-cell>
              <table:table-cell office:value-type="float" office:value="30647">
                <text:p>30647</text:p>
              </table:table-cell>
              <table:table-cell office:value-type="float" office:value="30721">
                <text:p>3072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1000">
                <text:p>31000</text:p>
              </table:table-cell>
              <table:table-cell office:value-type="float" office:value="28950">
                <text:p>28950</text:p>
              </table:table-cell>
              <table:table-cell office:value-type="float" office:value="33388">
                <text:p>33388</text:p>
              </table:table-cell>
              <table:table-cell office:value-type="float" office:value="34011">
                <text:p>34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series-source="rows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aximum="0.6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db4437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4b4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f9d58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'population-data'.B10:'population-data'.E10 'population-data'.B1:'population-data'.E1" svg:x="0.317cm" svg:y="0.196cm" svg:width="15.241cm" svg:height="9.424cm">
          <chartooo:coordinate-region svg:x="3.796cm" svg:y="0.395cm" svg:width="11.762cm" svg:height="9.0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opulation-data'.B10:'population-data'.B10" chart:class="chart:bar">
            <chart:data-point/>
          </chart:series>
          <chart:series chart:style-name="ch7" chart:values-cell-range-address="'population-data'.B1:'population-data'.B1" chart:class="chart:bar">
            <chart:data-point/>
          </chart:series>
          <chart:series chart:style-name="ch8" chart:values-cell-range-address="'population-data'.C10:'population-data'.C10" chart:class="chart:bar">
            <chart:data-point/>
          </chart:series>
          <chart:series chart:style-name="ch9" chart:values-cell-range-address="'population-data'.C1:'population-data'.C1" chart:class="chart:bar">
            <chart:data-point/>
          </chart:series>
          <chart:series chart:style-name="ch10" chart:values-cell-range-address="'population-data'.D10:'population-data'.D10" chart:class="chart:bar">
            <chart:data-point/>
          </chart:series>
          <chart:series chart:style-name="ch10" chart:values-cell-range-address="'population-data'.D1:'population-data'.D1" chart:class="chart:bar">
            <chart:data-point/>
          </chart:series>
          <chart:series chart:style-name="ch10" chart:values-cell-range-address="'population-data'.E10:'population-data'.E10" chart:class="chart:bar">
            <chart:data-point/>
          </chart:series>
          <chart:series chart:style-name="ch10" chart:values-cell-range-address="'population-data'.E1:'population-data'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5">
                <text:p>0.55</text:p>
                <draw:g>
                  <svg:desc>'population-data'.B10:'population-data'.B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opulation-data'.B1:'population-data'.B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2">
                <text:p>0.32</text:p>
                <draw:g>
                  <svg:desc>'population-data'.C10:'population-data'.C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opulation-data'.C1:'population-data'.C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7">
                <text:p>0.47</text:p>
                <draw:g>
                  <svg:desc>'population-data'.D10:'population-data'.D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opulation-data'.D1:'population-data'.D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9">
                <text:p>0.49</text:p>
                <draw:g>
                  <svg:desc>'population-data'.E10:'population-data'.E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opulation-data'.E1:'population-data'.E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20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56cm" svg:y="4.609cm" style:legend-expansion="high" chart:style-name="ch2"/>
        <chart:plot-area chart:style-name="ch3" table:cell-range-address="'number-attacks'.A1:'number-attacks'.B69" chart:data-source-has-labels="both" svg:x="1.377cm" svg:y="0.196cm" svg:width="12.262cm" svg:height="8.394cm">
          <chartooo:coordinate-region svg:x="2.263cm" svg:y="0.196cm" svg:width="11.376cm" svg:height="7.215cm"/>
          <chart:axis chart:dimension="x" chart:name="primary-x" chart:style-name="ch4" chartooo:axis-type="text">
            <chart:title svg:x="7.126cm" svg:y="8.787cm" chart:style-name="ch5">
              <text:p>Year</text:p>
            </chart:title>
            <chart:categories table:cell-range-address="'number-attacks'.A2:'number-attacks'.A69"/>
          </chart:axis>
          <chart:axis chart:dimension="y" chart:name="primary-y" chart:style-name="ch6">
            <chart:title svg:x="0.451cm" svg:y="5.423cm" chart:style-name="ch7">
              <text:p>Num. Attacks</text:p>
            </chart:title>
            <chart:grid chart:style-name="ch8" chart:class="major"/>
          </chart:axis>
          <chart:series chart:style-name="ch9" chart:values-cell-range-address="'number-attacks'.B2:'number-attacks'.B69" chart:label-cell-address="'number-attacks'.B1:'number-attacks'.B1" chart:class="chart:line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attacks</text:p>
                <draw:g>
                  <svg:desc>'number-attacks'.B1:'number-attacks'.B1</svg:desc>
                </draw:g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'number-attacks'.A2:'number-attacks'.A69</svg:desc>
                </draw:g>
              </table:table-cell>
              <table:table-cell office:value-type="float" office:value="2131">
                <text:p>2131</text:p>
                <draw:g>
                  <svg:desc>'number-attacks'.B2:'number-attacks'.B69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653">
                <text:p>2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